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0.05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#999999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37" style:family="table-cell" style:parent-style-name="Default" style:data-style-name="N123">
      <style:table-cell-properties fo:background-color="#999999" style:text-align-source="fix" style:repeat-content="false"/>
      <style:paragraph-properties fo:text-align="end" fo:margin-left="0pt"/>
    </style:style>
    <style:style style:name="ce38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pt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313.71pt" svg:x="6.24pt" svg:y="345.88pt">
            <draw:object draw:notify-on-update-of-ranges="coverage.C7:coverage.C22 coverage.D7:coverage.D22 coverage.E7:coverage.E22 coverage.F7:coverage.F22 coverage.G7:coverage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number-columns-repeated="4" table:default-cell-style-name="ce5"/>
        <table:table-column table:style-name="co5" table:default-cell-style-name="ce10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packages in repository</text:p>
            <text:p>(except “base” system)</text:p>
          </table:table-cell>
          <table:table-cell office:value-type="string" calcext:value-type="string">
            <text:p>R</text:p>
          </table:table-cell>
          <table:table-cell office:value-type="float" office:value="18000" calcext:value-type="float">
            <text:p>180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effective mean daily rate</text:p>
            <text:p>(after “base” system is emerged)</text:p>
          </table:table-cell>
          <table:table-cell office:value-type="string" calcext:value-type="string">
            <text:p>D</text:p>
          </table:table-cell>
          <table:table-cell office:value-type="float" office:value="400" calcext:value-type="float">
            <text:p>4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4"/>
          <table:table-cell table:style-name="ce3" table:number-columns-repeated="1017"/>
        </table:table-row>
        <table:table-row table:style-name="ro2">
          <table:table-cell table:style-name="ce2"/>
          <table:table-cell table:number-columns-repeated="2"/>
          <table:table-cell table:style-name="ce6"/>
          <table:table-cell table:style-name="ce3"/>
          <table:table-cell table:style-name="ce29"/>
          <table:table-cell table:style-name="ce3" table:number-columns-repeated="1018"/>
        </table:table-row>
        <table:table-row table:style-name="ro2">
          <table:table-cell office:value-type="string" calcext:value-type="string">
            <text:p>parallel running images</text:p>
          </table:table-cell>
          <table:table-cell table:style-name="ce13" office:value-type="string" calcext:value-type="string">
            <text:p>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30" office:value-type="float" office:value="9" calcext:value-type="float">
            <text:p>9</text:p>
          </table:table-cell>
          <table:table-cell table:style-name="ce7"/>
          <table:table-cell table:style-name="Default"/>
          <table:table-cell table:style-name="ce3" table:number-columns-repeated="1016"/>
        </table:table-row>
        <table:table-row table:style-name="ro2">
          <table:table-cell table:number-columns-repeated="2"/>
          <table:table-cell table:style-name="ce17" office:value-type="string" calcext:value-type="string">
            <text:p>day</text:p>
          </table:table-cell>
          <table:table-cell table:style-name="ce6" table:number-columns-repeated="4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“base” system needs to be emerged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3" table:style-name="ce6" office:value-type="percentage" office:value="0" calcext:value-type="percentage">
            <text:p>0.0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“ </text:p>
          </table:table-cell>
          <table:table-cell/>
          <table:table-cell table:style-name="Default" table:formula="of:=[.C7]+1" office:value-type="float" office:value="2" calcext:value-type="float">
            <text:p>2</text:p>
          </table:table-cell>
          <table:table-cell table:number-columns-repeated="3" table:style-name="ce6" office:value-type="percentage" office:value="0" calcext:value-type="percentage">
            <text:p>0.0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8]+1" office:value-type="float" office:value="3" calcext:value-type="float">
            <text:p>3</text:p>
          </table:table-cell>
          <table:table-cell table:style-name="ce6" table:formula="of:=1-(1-([.$C9]-2)*[.$C$2]/[.$C$1])^[.D$5]" office:value-type="percentage" office:value="0.0222222222222223" calcext:value-type="percentage">
            <text:p>2.2%</text:p>
          </table:table-cell>
          <table:table-cell table:style-name="ce6" table:formula="of:=1-(1-([.$C9]-2)*[.$C$2]/[.$C$1])^[.E$5]" office:value-type="percentage" office:value="0.126141779079898" calcext:value-type="percentage">
            <text:p>12.6%</text:p>
          </table:table-cell>
          <table:table-cell table:style-name="ce6" table:formula="of:=1-(1-([.$C9]-2)*[.$C$2]/[.$C$1])^[.F$5]" office:value-type="percentage" office:value="0.183113978701147" calcext:value-type="percentage">
            <text:p>18.3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9]+1" office:value-type="float" office:value="4" calcext:value-type="float">
            <text:p>4</text:p>
          </table:table-cell>
          <table:table-cell table:style-name="ce6" table:formula="of:=1-(1-([.$C10]-2)*[.$C$2]/[.$C$1])^[.D$5]" office:value-type="percentage" office:value="0.0444444444444444" calcext:value-type="percentage">
            <text:p>4.4%</text:p>
          </table:table-cell>
          <table:table-cell table:style-name="ce6" table:formula="of:=1-(1-([.$C10]-2)*[.$C$2]/[.$C$1])^[.E$5]" office:value-type="percentage" office:value="0.238735372061997" calcext:value-type="percentage">
            <text:p>23.9%</text:p>
          </table:table-cell>
          <table:table-cell table:style-name="ce6" table:formula="of:=1-(1-([.$C10]-2)*[.$C$2]/[.$C$1])^[.F$5]" office:value-type="percentage" office:value="0.335792957218471" calcext:value-type="percentage">
            <text:p>33.6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0" table:formula="of:=[.C10]+1" office:value-type="float" office:value="5" calcext:value-type="float">
            <text:p>5</text:p>
          </table:table-cell>
          <table:table-cell table:style-name="ce6" table:formula="of:=1-(1-([.$C11]-2)*[.$C$2]/[.$C$1])^[.D$5]" office:value-type="percentage" office:value="0.0666666666666667" calcext:value-type="percentage">
            <text:p>6.7%</text:p>
          </table:table-cell>
          <table:table-cell table:style-name="ce6" table:formula="of:=1-(1-([.$C11]-2)*[.$C$2]/[.$C$1])^[.E$5]" office:value-type="percentage" office:value="0.338970776406036" calcext:value-type="percentage">
            <text:p>33.9%</text:p>
          </table:table-cell>
          <table:table-cell table:style-name="ce36" table:formula="of:=1-(1-([.$C11]-2)*[.$C$2]/[.$C$1])^[.F$5]" office:value-type="percentage" office:value="0.46255875865427" calcext:value-type="percentage">
            <text:p>46.3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1]+1" office:value-type="float" office:value="6" calcext:value-type="float">
            <text:p>6</text:p>
          </table:table-cell>
          <table:table-cell table:style-name="ce6" table:formula="of:=1-(1-([.$C12]-2)*[.$C$2]/[.$C$1])^[.D$5]" office:value-type="percentage" office:value="0.0888888888888889" calcext:value-type="percentage">
            <text:p>8.9%</text:p>
          </table:table-cell>
          <table:table-cell table:style-name="ce6" table:formula="of:=1-(1-([.$C12]-2)*[.$C$2]/[.$C$1])^[.E$5]" office:value-type="percentage" office:value="0.427957813898438" calcext:value-type="percentage">
            <text:p>42.8%</text:p>
          </table:table-cell>
          <table:table-cell table:style-name="ce6" table:formula="of:=1-(1-([.$C12]-2)*[.$C$2]/[.$C$1])^[.F$5]" office:value-type="percentage" office:value="0.567344641884162" calcext:value-type="percentage">
            <text:p>56.7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2" table:formula="of:=[.C12]+1" office:value-type="float" office:value="7" calcext:value-type="float">
            <text:p>7</text:p>
          </table:table-cell>
          <table:table-cell table:style-name="ce6" table:formula="of:=1-(1-([.$C13]-2)*[.$C$2]/[.$C$1])^[.D$5]" office:value-type="percentage" office:value="0.111111111111111" calcext:value-type="percentage">
            <text:p>11.1%</text:p>
          </table:table-cell>
          <table:table-cell table:style-name="ce6" table:formula="of:=1-(1-([.$C13]-2)*[.$C$2]/[.$C$1])^[.E$5]" office:value-type="percentage" office:value="0.506729815727428" calcext:value-type="percentage">
            <text:p>50.7%</text:p>
          </table:table-cell>
          <table:table-cell table:style-name="ce37" table:formula="of:=1-(1-([.$C13]-2)*[.$C$2]/[.$C$1])^[.F$5]" office:value-type="percentage" office:value="0.653560583885382" calcext:value-type="percentage">
            <text:p>65.4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16" table:formula="of:=[.C13]+1" office:value-type="float" office:value="8" calcext:value-type="float">
            <text:p>8</text:p>
          </table:table-cell>
          <table:table-cell table:style-name="ce6" table:formula="of:=1-(1-([.$C14]-2)*[.$C$2]/[.$C$1])^[.D$5]" office:value-type="percentage" office:value="0.133333333333333" calcext:value-type="percentage">
            <text:p>13.3%</text:p>
          </table:table-cell>
          <table:table-cell table:style-name="ce6" table:formula="of:=1-(1-([.$C14]-2)*[.$C$2]/[.$C$1])^[.E$5]" office:value-type="percentage" office:value="0.57624722085048" calcext:value-type="percentage">
            <text:p>57.6%</text:p>
          </table:table-cell>
          <table:table-cell table:style-name="ce6" table:formula="of:=1-(1-([.$C14]-2)*[.$C$2]/[.$C$1])^[.F$5]" office:value-type="percentage" office:value="0.724152635321038" calcext:value-type="percentage">
            <text:p>72.4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4" table:formula="of:=[.C14]+1" office:value-type="float" office:value="9" calcext:value-type="float">
            <text:p>9</text:p>
          </table:table-cell>
          <table:table-cell table:style-name="ce6" table:formula="of:=1-(1-([.$C15]-2)*[.$C$2]/[.$C$1])^[.D$5]" office:value-type="percentage" office:value="0.155555555555556" calcext:value-type="percentage">
            <text:p>15.6%</text:p>
          </table:table-cell>
          <table:table-cell table:style-name="ce6" table:formula="of:=1-(1-([.$C15]-2)*[.$C$2]/[.$C$1])^[.E$5]" office:value-type="percentage" office:value="0.637401087654133" calcext:value-type="percentage">
            <text:p>63.7%</text:p>
          </table:table-cell>
          <table:table-cell table:style-name="ce38" table:formula="of:=1-(1-([.$C15]-2)*[.$C$2]/[.$C$1])^[.F$5]" office:value-type="percentage" office:value="0.781656762488423" calcext:value-type="percentage">
            <text:p>78.2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5" table:formula="of:=[.C15]+1" office:value-type="float" office:value="10" calcext:value-type="float">
            <text:p>10</text:p>
          </table:table-cell>
          <table:table-cell table:style-name="ce6" table:formula="of:=1-(1-([.$C16]-2)*[.$C$2]/[.$C$1])^[.D$5]" office:value-type="percentage" office:value="0.177777777777778" calcext:value-type="percentage">
            <text:p>17.8%</text:p>
          </table:table-cell>
          <table:table-cell table:style-name="ce6" table:formula="of:=1-(1-([.$C16]-2)*[.$C$2]/[.$C$1])^[.E$5]" office:value-type="percentage" office:value="0.691016518906144" calcext:value-type="percentage">
            <text:p>69.1%</text:p>
          </table:table-cell>
          <table:table-cell table:style-name="ce36" table:formula="of:=1-(1-([.$C16]-2)*[.$C$2]/[.$C$1])^[.F$5]" office:value-type="percentage" office:value="0.828247569077124" calcext:value-type="percentage">
            <text:p>82.8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16" table:formula="of:=[.C16]+1" office:value-type="float" office:value="11" calcext:value-type="float">
            <text:p>11</text:p>
          </table:table-cell>
          <table:table-cell table:style-name="ce6" table:formula="of:=1-(1-([.$C17]-2)*[.$C$2]/[.$C$1])^[.D$5]" office:value-type="percentage" office:value="0.2" calcext:value-type="percentage">
            <text:p>20.0%</text:p>
          </table:table-cell>
          <table:table-cell table:style-name="ce6" table:formula="of:=1-(1-([.$C17]-2)*[.$C$2]/[.$C$1])^[.E$5]" office:value-type="percentage" office:value="0.737856" calcext:value-type="percentage">
            <text:p>73.8%</text:p>
          </table:table-cell>
          <table:table-cell table:style-name="ce6" table:formula="of:=1-(1-([.$C17]-2)*[.$C$2]/[.$C$1])^[.F$5]" office:value-type="percentage" office:value="0.865782272" calcext:value-type="percentage">
            <text:p>86.6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7]+1" office:value-type="float" office:value="12" calcext:value-type="float">
            <text:p>12</text:p>
          </table:table-cell>
          <table:table-cell table:style-name="ce6" table:formula="of:=1-(1-([.$C18]-2)*[.$C$2]/[.$C$1])^[.D$5]" office:value-type="percentage" office:value="0.222222222222222" calcext:value-type="percentage">
            <text:p>22.2%</text:p>
          </table:table-cell>
          <table:table-cell table:style-name="ce6" table:formula="of:=1-(1-([.$C18]-2)*[.$C$2]/[.$C$1])^[.E$5]" office:value-type="percentage" office:value="0.778622650491776" calcext:value-type="percentage">
            <text:p>77.9%</text:p>
          </table:table-cell>
          <table:table-cell table:style-name="ce6" table:formula="of:=1-(1-([.$C18]-2)*[.$C$2]/[.$C$1])^[.F$5]" office:value-type="percentage" office:value="0.895840286856899" calcext:value-type="percentage">
            <text:p>89.6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8]+1" office:value-type="float" office:value="13" calcext:value-type="float">
            <text:p>13</text:p>
          </table:table-cell>
          <table:table-cell table:style-name="ce6" table:formula="of:=1-(1-([.$C19]-2)*[.$C$2]/[.$C$1])^[.D$5]" office:value-type="percentage" office:value="0.244444444444444" calcext:value-type="percentage">
            <text:p>24.4%</text:p>
          </table:table-cell>
          <table:table-cell table:style-name="ce6" table:formula="of:=1-(1-([.$C19]-2)*[.$C$2]/[.$C$1])^[.E$5]" office:value-type="percentage" office:value="0.813963388929345" calcext:value-type="percentage">
            <text:p>81.4%</text:p>
          </table:table-cell>
          <table:table-cell table:style-name="ce6" table:formula="of:=1-(1-([.$C19]-2)*[.$C$2]/[.$C$1])^[.F$5]" office:value-type="percentage" office:value="0.919758760367396" calcext:value-type="percentage">
            <text:p>92.0%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19]+1" office:value-type="float" office:value="14" calcext:value-type="float">
            <text:p>14</text:p>
          </table:table-cell>
          <table:table-cell table:style-name="ce6" table:formula="of:=1-(1-([.$C20]-2)*[.$C$2]/[.$C$1])^[.D$5]" office:value-type="percentage" office:value="0.266666666666667" calcext:value-type="percentage">
            <text:p>26.7%</text:p>
          </table:table-cell>
          <table:table-cell table:style-name="ce6" table:formula="of:=1-(1-([.$C20]-2)*[.$C$2]/[.$C$1])^[.E$5]" office:value-type="percentage" office:value="0.844472010973937" calcext:value-type="percentage">
            <text:p>84.4%</text:p>
          </table:table-cell>
          <table:table-cell table:style-name="ce6" table:formula="of:=1-(1-([.$C20]-2)*[.$C$2]/[.$C$1])^[.F$5]" office:value-type="percentage" office:value="0.938664369364833" calcext:value-type="percentage">
            <text:p>93.9%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20]+1" office:value-type="float" office:value="15" calcext:value-type="float">
            <text:p>15</text:p>
          </table:table-cell>
          <table:table-cell table:style-name="ce6" table:formula="of:=1-(1-([.$C21]-2)*[.$C$2]/[.$C$1])^[.D$5]" office:value-type="percentage" office:value="0.288888888888889" calcext:value-type="percentage">
            <text:p>28.9%</text:p>
          </table:table-cell>
          <table:table-cell table:style-name="ce6" table:formula="of:=1-(1-([.$C21]-2)*[.$C$2]/[.$C$1])^[.E$5]" office:value-type="percentage" office:value="0.870692180814051" calcext:value-type="percentage">
            <text:p>87.1%</text:p>
          </table:table-cell>
          <table:table-cell table:style-name="ce6" table:formula="of:=1-(1-([.$C21]-2)*[.$C$2]/[.$C$1])^[.F$5]" office:value-type="percentage" office:value="0.953501688679449" calcext:value-type="percentage">
            <text:p>95.4%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21]+1" office:value-type="float" office:value="16" calcext:value-type="float">
            <text:p>16</text:p>
          </table:table-cell>
          <table:table-cell table:style-name="ce6" table:formula="of:=1-(1-([.$C22]-2)*[.$C$2]/[.$C$1])^[.D$5]" office:value-type="percentage" office:value="0.311111111111111" calcext:value-type="percentage">
            <text:p>31.1%</text:p>
          </table:table-cell>
          <table:table-cell table:style-name="ce6" table:formula="of:=1-(1-([.$C22]-2)*[.$C$2]/[.$C$1])^[.E$5]" office:value-type="percentage" office:value="0.893120335871715" calcext:value-type="percentage">
            <text:p>89.3%</text:p>
          </table:table-cell>
          <table:table-cell table:style-name="ce6" table:formula="of:=1-(1-([.$C22]-2)*[.$C$2]/[.$C$1])^[.F$5]" office:value-type="percentage" office:value="0.965058413453545" calcext:value-type="percentage">
            <text:p>96.5%</text:p>
          </table:table-cell>
          <table:table-cell table:style-name="ce6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2" table:number-rows-repeated="3">
          <table:table-cell table:number-columns-repeated="2"/>
          <table:table-cell table:style-name="ce3"/>
          <table:table-cell table:style-name="ce8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 style:data-style-name="N2" text:time-value="21:58:44.893799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9-04-16T21:59:46.147727562</dc:date>
    <meta:editing-duration>PT2H23M14S</meta:editing-duration>
    <meta:editing-cycles>177</meta:editing-cycles>
    <meta:generator>LibreOffice/6.1.5.2$Linux_X86_64 LibreOffice_project/10$Build-2</meta:generator>
    <dc:creator>Toralf Förster</dc:creator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4.729cm" svg:y="0.357cm" chart:style-name="ch2">
          <text:p>coverage = 1-(1-(day-2)*D/R)^N</text:p>
        </chart:title>
        <chart:plot-area chart:style-name="ch3" table:cell-range-address="coverage.C7:coverage.G22" chart:data-source-has-labels="column" svg:x="0.32cm" svg:y="1.357cm" svg:width="15.36cm" svg:height="9.49cm">
          <chartooo:coordinate-region svg:x="1.55cm" svg:y="1.556cm" svg:width="13.758cm" svg:height="8.644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series chart:style-name="ch11" chart:values-cell-range-address="coverage.G7:coverage.G2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  <table:table-cell office:value-type="float" office:value="NaN">
                <text:p>NaN</text:p>
                <draw:g>
                  <svg:desc>coverage.G7:coverage.G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22222222222223">
                <text:p>0.0222222222222223</text:p>
              </table:table-cell>
              <table:table-cell office:value-type="float" office:value="0.126141779079898">
                <text:p>0.126141779079898</text:p>
              </table:table-cell>
              <table:table-cell office:value-type="float" office:value="0.183113978701147">
                <text:p>0.183113978701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44444444444444">
                <text:p>0.0444444444444444</text:p>
              </table:table-cell>
              <table:table-cell office:value-type="float" office:value="0.238735372061997">
                <text:p>0.238735372061997</text:p>
              </table:table-cell>
              <table:table-cell office:value-type="float" office:value="0.335792957218471">
                <text:p>0.335792957218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338970776406036">
                <text:p>0.338970776406036</text:p>
              </table:table-cell>
              <table:table-cell office:value-type="float" office:value="0.46255875865427">
                <text:p>0.46255875865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0.427957813898438">
                <text:p>0.427957813898438</text:p>
              </table:table-cell>
              <table:table-cell office:value-type="float" office:value="0.567344641884162">
                <text:p>0.567344641884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506729815727428">
                <text:p>0.506729815727428</text:p>
              </table:table-cell>
              <table:table-cell office:value-type="float" office:value="0.653560583885382">
                <text:p>0.653560583885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57624722085048">
                <text:p>0.57624722085048</text:p>
              </table:table-cell>
              <table:table-cell office:value-type="float" office:value="0.724152635321038">
                <text:p>0.72415263532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0.637401087654133">
                <text:p>0.637401087654133</text:p>
              </table:table-cell>
              <table:table-cell office:value-type="float" office:value="0.781656762488423">
                <text:p>0.781656762488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.691016518906144">
                <text:p>0.691016518906144</text:p>
              </table:table-cell>
              <table:table-cell office:value-type="float" office:value="0.828247569077124">
                <text:p>0.828247569077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737856">
                <text:p>0.737856</text:p>
              </table:table-cell>
              <table:table-cell office:value-type="float" office:value="0.865782272">
                <text:p>0.865782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778622650491776">
                <text:p>0.778622650491776</text:p>
              </table:table-cell>
              <table:table-cell office:value-type="float" office:value="0.895840286856899">
                <text:p>0.895840286856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813963388929345">
                <text:p>0.813963388929345</text:p>
              </table:table-cell>
              <table:table-cell office:value-type="float" office:value="0.919758760367396">
                <text:p>0.919758760367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844472010973937">
                <text:p>0.844472010973937</text:p>
              </table:table-cell>
              <table:table-cell office:value-type="float" office:value="0.938664369364833">
                <text:p>0.938664369364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870692180814051">
                <text:p>0.870692180814051</text:p>
              </table:table-cell>
              <table:table-cell office:value-type="float" office:value="0.953501688679449">
                <text:p>0.953501688679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11111111111111">
                <text:p>0.311111111111111</text:p>
              </table:table-cell>
              <table:table-cell office:value-type="float" office:value="0.893120335871715">
                <text:p>0.893120335871715</text:p>
              </table:table-cell>
              <table:table-cell office:value-type="float" office:value="0.965058413453545">
                <text:p>0.9650584134535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